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VILLASANTE JU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804980216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00031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ORI VILLASANTE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4980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5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8/2021</text:p>
          </table:table-cell>
          <table:table-cell table:style-name="Tabla2.A2" office:value-type="string">
            <text:p text:style-name="P9">58566750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UPO GOMB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2:51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